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50pt"/>
    </style:style>
    <style:style style:name="ro1" style:family="table-row">
      <style:table-row-properties fo:break-before="auto" style:row-height="10pt"/>
    </style:style>
    <style:style style:name="ce1" style:family="table-cell">
      <style:table-cell-properties fo:background-color="#99ccff" fo:border-left="1pt solid #000000" fo:border-top="1pt solid #000000"/>
    </style:style>
    <style:style style:name="ce2" style:family="table-cell">
      <style:table-cell-properties fo:background-color="#99ccff" fo:border-top="1pt solid #000000"/>
    </style:style>
    <style:style style:name="ce3" style:family="table-cell">
      <style:table-cell-properties fo:background-color="#99ccff" fo:border-right="1pt solid #000000" fo:border-top="1pt solid #000000"/>
    </style:style>
    <style:style style:name="ce4" style:family="table-cell">
      <style:table-cell-properties fo:background-color="#99ccff" fo:border-left="1pt solid #000000"/>
    </style:style>
    <style:style style:name="ce5" style:family="table-cell">
      <style:table-cell-properties fo:background-color="#99ccff"/>
    </style:style>
    <style:style style:name="ce6" style:family="table-cell">
      <style:table-cell-properties fo:background-color="#99ccff" fo:border-right="1pt solid #000000"/>
    </style:style>
    <style:style style:name="ce7" style:family="table-cell">
      <style:table-cell-properties fo:background-color="#99ccff" fo:border-bottom="1pt solid #000000" fo:border-left="1pt solid #000000"/>
    </style:style>
    <style:style style:name="ce8" style:family="table-cell">
      <style:table-cell-properties fo:background-color="#99ccff" fo:border-bottom="1pt solid #000000"/>
    </style:style>
    <style:style style:name="ce9" style:family="table-cell">
      <style:table-cell-properties fo:background-color="#99ccff" fo:border-bottom="1pt solid #000000" fo:border-right="1pt solid #000000"/>
    </style:style>
    <style:style style:name="ce10" style:family="table-cell">
      <style:table-cell-properties fo:background-color="#b3ff66" fo:border-left="1pt solid #000000" fo:border-top="1pt solid #000000"/>
    </style:style>
    <style:style style:name="ce11" style:family="table-cell">
      <style:table-cell-properties fo:background-color="#b3ff66" fo:border-top="1pt solid #000000"/>
    </style:style>
    <style:style style:name="ce12" style:family="table-cell">
      <style:table-cell-properties fo:background-color="#b3ff66" fo:border-right="1pt solid #000000" fo:border-top="1pt solid #000000"/>
    </style:style>
    <style:style style:name="ce13" style:family="table-cell">
      <style:table-cell-properties fo:background-color="#b3ff66" fo:border-left="1pt solid #000000"/>
    </style:style>
    <style:style style:name="ce14" style:family="table-cell">
      <style:table-cell-properties fo:background-color="#b3ff66"/>
    </style:style>
    <style:style style:name="ce15" style:family="table-cell">
      <style:table-cell-properties fo:background-color="#b3ff66" fo:border-right="1pt solid #000000"/>
    </style:style>
    <style:style style:name="ce16" style:family="table-cell">
      <style:table-cell-properties fo:background-color="#b3ff66" fo:border-bottom="1pt solid #000000" fo:border-left="1pt solid #000000"/>
    </style:style>
    <style:style style:name="ce17" style:family="table-cell">
      <style:table-cell-properties fo:background-color="#b3ff66" fo:border-bottom="1pt solid #000000"/>
    </style:style>
    <style:style style:name="ce18" style:family="table-cell">
      <style:table-cell-properties fo:background-color="#b3ff66" fo:border-bottom="1pt solid #000000" fo:border-right="1pt solid #000000"/>
    </style:style>
  </office:automatic-styles>
  <office:body>
    <office:spreadsheet>
      <table:table table:name="Sheet1" table:style-name="ta1">
        <table:table-column table:style-name="co1" table:number-columns-repeated="28"/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 table:number-columns-repeated="2"/>
          <table:table-cell office:value-type="float" office:value="1" table:style-name="ce2">
            <text:p>1</text:p>
          </table:table-cell>
          <table:table-cell table:style-name="ce2" table:number-columns-repeated="3"/>
          <table:table-cell table:style-name="ce3"/>
          <table:table-cell table:number-columns-repeated="17"/>
        </table:table-row>
        <table:table-row table:style-name="ro1">
          <table:table-cell/>
          <table:table-cell table:style-name="ce4"/>
          <table:table-cell office:value-type="float" office:value="1" table:style-name="ce5">
            <text:p>1</text:p>
          </table:table-cell>
          <table:table-cell table:style-name="ce5" table:number-columns-repeated="7"/>
          <table:table-cell table:style-name="ce6"/>
          <table:table-cell table:number-columns-repeated="17"/>
        </table:table-row>
        <table:table-row table:style-name="ro1">
          <table:table-cell/>
          <table:table-cell table:style-name="ce4"/>
          <table:table-cell table:style-name="ce5"/>
          <table:table-cell office:value-type="float" office:value="1" table:style-name="ce5">
            <text:p>1</text:p>
          </table:table-cell>
          <table:table-cell table:style-name="ce5" table:number-columns-repeated="6"/>
          <table:table-cell table:style-name="ce6"/>
          <table:table-cell table:number-columns-repeated="17"/>
        </table:table-row>
        <table:table-row table:style-name="ro1">
          <table:table-cell/>
          <table:table-cell table:style-name="ce4"/>
          <table:table-cell table:style-name="ce5" table:number-columns-repeated="2"/>
          <table:table-cell office:value-type="float" office:value="1" table:style-name="ce5">
            <text:p>1</text:p>
          </table:table-cell>
          <table:table-cell table:style-name="ce5" table:number-columns-repeated="5"/>
          <table:table-cell table:style-name="ce6"/>
          <table:table-cell table:number-columns-repeated="17"/>
        </table:table-row>
        <table:table-row table:style-name="ro1">
          <table:table-cell/>
          <table:table-cell table:style-name="ce4"/>
          <table:table-cell table:style-name="ce5" table:number-columns-repeated="3"/>
          <table:table-cell office:value-type="float" office:value="1" table:style-name="ce5">
            <text:p>1</text:p>
          </table:table-cell>
          <table:table-cell table:style-name="ce5" table:number-columns-repeated="4"/>
          <table:table-cell table:style-name="ce6"/>
          <table:table-cell table:number-columns-repeated="17"/>
        </table:table-row>
        <table:table-row table:style-name="ro1">
          <table:table-cell/>
          <table:table-cell table:style-name="ce4"/>
          <table:table-cell table:style-name="ce5" table:number-columns-repeated="4"/>
          <table:table-cell office:value-type="float" office:value="1" table:style-name="ce5">
            <text:p>1</text:p>
          </table:table-cell>
          <table:table-cell table:style-name="ce5" table:number-columns-repeated="3"/>
          <table:table-cell table:style-name="ce6"/>
          <table:table-cell table:number-columns-repeated="17"/>
        </table:table-row>
        <table:table-row table:style-name="ro1">
          <table:table-cell/>
          <table:table-cell table:style-name="ce4"/>
          <table:table-cell table:style-name="ce5" table:number-columns-repeated="5"/>
          <table:table-cell office:value-type="float" office:value="1" table:style-name="ce5">
            <text:p>1</text:p>
          </table:table-cell>
          <table:table-cell table:style-name="ce5" table:number-columns-repeated="2"/>
          <table:table-cell table:style-name="ce6"/>
          <table:table-cell table:number-columns-repeated="17"/>
        </table:table-row>
        <table:table-row table:style-name="ro1">
          <table:table-cell/>
          <table:table-cell table:style-name="ce4"/>
          <table:table-cell table:style-name="ce5" table:number-columns-repeated="6"/>
          <table:table-cell office:value-type="float" office:value="1" table:style-name="ce5">
            <text:p>1</text:p>
          </table:table-cell>
          <table:table-cell table:style-name="ce5"/>
          <table:table-cell table:style-name="ce6"/>
          <table:table-cell table:number-columns-repeated="17"/>
        </table:table-row>
        <table:table-row table:style-name="ro1">
          <table:table-cell/>
          <table:table-cell table:style-name="ce4"/>
          <table:table-cell table:style-name="ce5" table:number-columns-repeated="7"/>
          <table:table-cell office:value-type="float" office:value="1" table:style-name="ce5">
            <text:p>1</text:p>
          </table:table-cell>
          <table:table-cell table:style-name="ce6"/>
          <table:table-cell table:number-columns-repeated="17"/>
        </table:table-row>
        <table:table-row table:style-name="ro1">
          <table:table-cell/>
          <table:table-cell table:style-name="ce7"/>
          <table:table-cell table:style-name="ce8" table:number-columns-repeated="8"/>
          <table:table-cell office:value-type="float" office:value="1" table:style-name="ce9">
            <text:p>1</text:p>
          </table:table-cell>
          <table:table-cell table:number-columns-repeated="17"/>
        </table:table-row>
        <table:table-row table:style-name="ro1" table:number-rows-repeated="8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" table:style-name="ce10" table:formula="=min(1+[.B20];1+[.A21];if([.b2]=1;0;1)+[.A20])">
            <text:p>1</text:p>
          </table:table-cell>
          <table:table-cell office:value-type="float" office:value="2" table:style-name="ce11" table:formula="=min(1+[.C20];1+[.B21];if([.C2]=1;0;1)+[.B20])">
            <text:p>2</text:p>
          </table:table-cell>
          <table:table-cell office:value-type="float" office:value="2" table:style-name="ce11" table:formula="=min(1+[.D20];1+[.C21];if([.D2]=1;0;1)+[.C20])">
            <text:p>2</text:p>
          </table:table-cell>
          <table:table-cell office:value-type="float" office:value="3" table:style-name="ce11" table:formula="=min(1+[.E20];1+[.D21];if([.E2]=1;0;1)+[.D20])">
            <text:p>3</text:p>
          </table:table-cell>
          <table:table-cell office:value-type="float" office:value="4" table:style-name="ce11" table:formula="=min(1+[.F20];1+[.E21];if([.F2]=1;0;1)+[.E20])">
            <text:p>4</text:p>
          </table:table-cell>
          <table:table-cell office:value-type="float" office:value="5" table:style-name="ce11" table:formula="=min(1+[.G20];1+[.F21];if([.G2]=1;0;1)+[.F20])">
            <text:p>5</text:p>
          </table:table-cell>
          <table:table-cell office:value-type="float" office:value="6" table:style-name="ce11" table:formula="=min(1+[.H20];1+[.G21];if([.H2]=1;0;1)+[.G20])">
            <text:p>6</text:p>
          </table:table-cell>
          <table:table-cell office:value-type="float" office:value="7" table:style-name="ce11" table:formula="=min(1+[.I20];1+[.H21];if([.I2]=1;0;1)+[.H20])">
            <text:p>7</text:p>
          </table:table-cell>
          <table:table-cell office:value-type="float" office:value="8" table:style-name="ce11" table:formula="=min(1+[.J20];1+[.I21];if([.J2]=1;0;1)+[.I20])">
            <text:p>8</text:p>
          </table:table-cell>
          <table:table-cell office:value-type="float" office:value="9" table:style-name="ce12" table:formula="=min(1+[.K20];1+[.J21];if([.K2]=1;0;1)+[.J20])">
            <text:p>9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" table:style-name="ce13" table:formula="=min(1+[.B21];1+[.A22];if([.B3]=1;0;1)+[.A21])">
            <text:p>2</text:p>
          </table:table-cell>
          <table:table-cell office:value-type="float" office:value="1" table:style-name="ce14" table:formula="=min(1+[.C21];1+[.B22];if([.C3]=1;0;1)+[.B21])">
            <text:p>1</text:p>
          </table:table-cell>
          <table:table-cell office:value-type="float" office:value="2" table:style-name="ce14" table:formula="=min(1+[.D21];1+[.C22];if([.D3]=1;0;1)+[.C21])">
            <text:p>2</text:p>
          </table:table-cell>
          <table:table-cell office:value-type="float" office:value="3" table:style-name="ce14" table:formula="=min(1+[.E21];1+[.D22];if([.E3]=1;0;1)+[.D21])">
            <text:p>3</text:p>
          </table:table-cell>
          <table:table-cell office:value-type="float" office:value="4" table:style-name="ce14" table:formula="=min(1+[.F21];1+[.E22];if([.F3]=1;0;1)+[.E21])">
            <text:p>4</text:p>
          </table:table-cell>
          <table:table-cell office:value-type="float" office:value="5" table:style-name="ce14" table:formula="=min(1+[.G21];1+[.F22];if([.G3]=1;0;1)+[.F21])">
            <text:p>5</text:p>
          </table:table-cell>
          <table:table-cell office:value-type="float" office:value="6" table:style-name="ce14" table:formula="=min(1+[.H21];1+[.G22];if([.H3]=1;0;1)+[.G21])">
            <text:p>6</text:p>
          </table:table-cell>
          <table:table-cell office:value-type="float" office:value="7" table:style-name="ce14" table:formula="=min(1+[.I21];1+[.H22];if([.I3]=1;0;1)+[.H21])">
            <text:p>7</text:p>
          </table:table-cell>
          <table:table-cell office:value-type="float" office:value="8" table:style-name="ce14" table:formula="=min(1+[.J21];1+[.I22];if([.J3]=1;0;1)+[.I21])">
            <text:p>8</text:p>
          </table:table-cell>
          <table:table-cell office:value-type="float" office:value="9" table:style-name="ce15" table:formula="=min(1+[.K21];1+[.J22];if([.K3]=1;0;1)+[.J21])">
            <text:p>9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" table:style-name="ce13" table:formula="=min(1+[.B22];1+[.A23];if([.B4]=1;0;1)+[.A22])">
            <text:p>3</text:p>
          </table:table-cell>
          <table:table-cell office:value-type="float" office:value="2" table:style-name="ce14" table:formula="=min(1+[.C22];1+[.B23];if([.C4]=1;0;1)+[.B22])">
            <text:p>2</text:p>
          </table:table-cell>
          <table:table-cell office:value-type="float" office:value="1" table:style-name="ce14" table:formula="=min(1+[.D22];1+[.C23];if([.D4]=1;0;1)+[.C22])">
            <text:p>1</text:p>
          </table:table-cell>
          <table:table-cell office:value-type="float" office:value="2" table:style-name="ce14" table:formula="=min(1+[.E22];1+[.D23];if([.E4]=1;0;1)+[.D22])">
            <text:p>2</text:p>
          </table:table-cell>
          <table:table-cell office:value-type="float" office:value="3" table:style-name="ce14" table:formula="=min(1+[.F22];1+[.E23];if([.F4]=1;0;1)+[.E22])">
            <text:p>3</text:p>
          </table:table-cell>
          <table:table-cell office:value-type="float" office:value="4" table:style-name="ce14" table:formula="=min(1+[.G22];1+[.F23];if([.G4]=1;0;1)+[.F22])">
            <text:p>4</text:p>
          </table:table-cell>
          <table:table-cell office:value-type="float" office:value="5" table:style-name="ce14" table:formula="=min(1+[.H22];1+[.G23];if([.H4]=1;0;1)+[.G22])">
            <text:p>5</text:p>
          </table:table-cell>
          <table:table-cell office:value-type="float" office:value="6" table:style-name="ce14" table:formula="=min(1+[.I22];1+[.H23];if([.I4]=1;0;1)+[.H22])">
            <text:p>6</text:p>
          </table:table-cell>
          <table:table-cell office:value-type="float" office:value="7" table:style-name="ce14" table:formula="=min(1+[.J22];1+[.I23];if([.J4]=1;0;1)+[.I22])">
            <text:p>7</text:p>
          </table:table-cell>
          <table:table-cell office:value-type="float" office:value="8" table:style-name="ce15" table:formula="=min(1+[.K22];1+[.J23];if([.K4]=1;0;1)+[.J22])">
            <text:p>8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" table:style-name="ce13" table:formula="=min(1+[.B23];1+[.A24];if([.B5]=1;0;1)+[.A23])">
            <text:p>4</text:p>
          </table:table-cell>
          <table:table-cell office:value-type="float" office:value="3" table:style-name="ce14" table:formula="=min(1+[.C23];1+[.B24];if([.C5]=1;0;1)+[.B23])">
            <text:p>3</text:p>
          </table:table-cell>
          <table:table-cell office:value-type="float" office:value="2" table:style-name="ce14" table:formula="=min(1+[.D23];1+[.C24];if([.D5]=1;0;1)+[.C23])">
            <text:p>2</text:p>
          </table:table-cell>
          <table:table-cell office:value-type="float" office:value="1" table:style-name="ce14" table:formula="=min(1+[.E23];1+[.D24];if([.E5]=1;0;1)+[.D23])">
            <text:p>1</text:p>
          </table:table-cell>
          <table:table-cell office:value-type="float" office:value="2" table:style-name="ce14" table:formula="=min(1+[.F23];1+[.E24];if([.F5]=1;0;1)+[.E23])">
            <text:p>2</text:p>
          </table:table-cell>
          <table:table-cell office:value-type="float" office:value="3" table:style-name="ce14" table:formula="=min(1+[.G23];1+[.F24];if([.G5]=1;0;1)+[.F23])">
            <text:p>3</text:p>
          </table:table-cell>
          <table:table-cell office:value-type="float" office:value="4" table:style-name="ce14" table:formula="=min(1+[.H23];1+[.G24];if([.H5]=1;0;1)+[.G23])">
            <text:p>4</text:p>
          </table:table-cell>
          <table:table-cell office:value-type="float" office:value="5" table:style-name="ce14" table:formula="=min(1+[.I23];1+[.H24];if([.I5]=1;0;1)+[.H23])">
            <text:p>5</text:p>
          </table:table-cell>
          <table:table-cell office:value-type="float" office:value="6" table:style-name="ce14" table:formula="=min(1+[.J23];1+[.I24];if([.J5]=1;0;1)+[.I23])">
            <text:p>6</text:p>
          </table:table-cell>
          <table:table-cell office:value-type="float" office:value="7" table:style-name="ce15" table:formula="=min(1+[.K23];1+[.J24];if([.K5]=1;0;1)+[.J23])">
            <text:p>7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" table:style-name="ce13" table:formula="=min(1+[.B24];1+[.A25];if([.B6]=1;0;1)+[.A24])">
            <text:p>5</text:p>
          </table:table-cell>
          <table:table-cell office:value-type="float" office:value="4" table:style-name="ce14" table:formula="=min(1+[.C24];1+[.B25];if([.C6]=1;0;1)+[.B24])">
            <text:p>4</text:p>
          </table:table-cell>
          <table:table-cell office:value-type="float" office:value="3" table:style-name="ce14" table:formula="=min(1+[.D24];1+[.C25];if([.D6]=1;0;1)+[.C24])">
            <text:p>3</text:p>
          </table:table-cell>
          <table:table-cell office:value-type="float" office:value="2" table:style-name="ce14" table:formula="=min(1+[.E24];1+[.D25];if([.E6]=1;0;1)+[.D24])">
            <text:p>2</text:p>
          </table:table-cell>
          <table:table-cell office:value-type="float" office:value="1" table:style-name="ce14" table:formula="=min(1+[.F24];1+[.E25];if([.F6]=1;0;1)+[.E24])">
            <text:p>1</text:p>
          </table:table-cell>
          <table:table-cell office:value-type="float" office:value="2" table:style-name="ce14" table:formula="=min(1+[.G24];1+[.F25];if([.G6]=1;0;1)+[.F24])">
            <text:p>2</text:p>
          </table:table-cell>
          <table:table-cell office:value-type="float" office:value="3" table:style-name="ce14" table:formula="=min(1+[.H24];1+[.G25];if([.H6]=1;0;1)+[.G24])">
            <text:p>3</text:p>
          </table:table-cell>
          <table:table-cell office:value-type="float" office:value="4" table:style-name="ce14" table:formula="=min(1+[.I24];1+[.H25];if([.I6]=1;0;1)+[.H24])">
            <text:p>4</text:p>
          </table:table-cell>
          <table:table-cell office:value-type="float" office:value="5" table:style-name="ce14" table:formula="=min(1+[.J24];1+[.I25];if([.J6]=1;0;1)+[.I24])">
            <text:p>5</text:p>
          </table:table-cell>
          <table:table-cell office:value-type="float" office:value="6" table:style-name="ce15" table:formula="=min(1+[.K24];1+[.J25];if([.K6]=1;0;1)+[.J24])">
            <text:p>6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" table:style-name="ce13" table:formula="=min(1+[.B25];1+[.A26];if([.B7]=1;0;1)+[.A25])">
            <text:p>6</text:p>
          </table:table-cell>
          <table:table-cell office:value-type="float" office:value="5" table:style-name="ce14" table:formula="=min(1+[.C25];1+[.B26];if([.C7]=1;0;1)+[.B25])">
            <text:p>5</text:p>
          </table:table-cell>
          <table:table-cell office:value-type="float" office:value="4" table:style-name="ce14" table:formula="=min(1+[.D25];1+[.C26];if([.D7]=1;0;1)+[.C25])">
            <text:p>4</text:p>
          </table:table-cell>
          <table:table-cell office:value-type="float" office:value="3" table:style-name="ce14" table:formula="=min(1+[.E25];1+[.D26];if([.E7]=1;0;1)+[.D25])">
            <text:p>3</text:p>
          </table:table-cell>
          <table:table-cell office:value-type="float" office:value="2" table:style-name="ce14" table:formula="=min(1+[.F25];1+[.E26];if([.F7]=1;0;1)+[.E25])">
            <text:p>2</text:p>
          </table:table-cell>
          <table:table-cell office:value-type="float" office:value="1" table:style-name="ce14" table:formula="=min(1+[.G25];1+[.F26];if([.G7]=1;0;1)+[.F25])">
            <text:p>1</text:p>
          </table:table-cell>
          <table:table-cell office:value-type="float" office:value="2" table:style-name="ce14" table:formula="=min(1+[.H25];1+[.G26];if([.H7]=1;0;1)+[.G25])">
            <text:p>2</text:p>
          </table:table-cell>
          <table:table-cell office:value-type="float" office:value="3" table:style-name="ce14" table:formula="=min(1+[.I25];1+[.H26];if([.I7]=1;0;1)+[.H25])">
            <text:p>3</text:p>
          </table:table-cell>
          <table:table-cell office:value-type="float" office:value="4" table:style-name="ce14" table:formula="=min(1+[.J25];1+[.I26];if([.J7]=1;0;1)+[.I25])">
            <text:p>4</text:p>
          </table:table-cell>
          <table:table-cell office:value-type="float" office:value="5" table:style-name="ce15" table:formula="=min(1+[.K25];1+[.J26];if([.K7]=1;0;1)+[.J25])">
            <text:p>5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" table:style-name="ce13" table:formula="=min(1+[.B26];1+[.A27];if([.B8]=1;0;1)+[.A26])">
            <text:p>7</text:p>
          </table:table-cell>
          <table:table-cell office:value-type="float" office:value="6" table:style-name="ce14" table:formula="=min(1+[.C26];1+[.B27];if([.C8]=1;0;1)+[.B26])">
            <text:p>6</text:p>
          </table:table-cell>
          <table:table-cell office:value-type="float" office:value="5" table:style-name="ce14" table:formula="=min(1+[.D26];1+[.C27];if([.D8]=1;0;1)+[.C26])">
            <text:p>5</text:p>
          </table:table-cell>
          <table:table-cell office:value-type="float" office:value="4" table:style-name="ce14" table:formula="=min(1+[.E26];1+[.D27];if([.E8]=1;0;1)+[.D26])">
            <text:p>4</text:p>
          </table:table-cell>
          <table:table-cell office:value-type="float" office:value="3" table:style-name="ce14" table:formula="=min(1+[.F26];1+[.E27];if([.F8]=1;0;1)+[.E26])">
            <text:p>3</text:p>
          </table:table-cell>
          <table:table-cell office:value-type="float" office:value="2" table:style-name="ce14" table:formula="=min(1+[.G26];1+[.F27];if([.G8]=1;0;1)+[.F26])">
            <text:p>2</text:p>
          </table:table-cell>
          <table:table-cell office:value-type="float" office:value="1" table:style-name="ce14" table:formula="=min(1+[.H26];1+[.G27];if([.H8]=1;0;1)+[.G26])">
            <text:p>1</text:p>
          </table:table-cell>
          <table:table-cell office:value-type="float" office:value="2" table:style-name="ce14" table:formula="=min(1+[.I26];1+[.H27];if([.I8]=1;0;1)+[.H26])">
            <text:p>2</text:p>
          </table:table-cell>
          <table:table-cell office:value-type="float" office:value="3" table:style-name="ce14" table:formula="=min(1+[.J26];1+[.I27];if([.J8]=1;0;1)+[.I26])">
            <text:p>3</text:p>
          </table:table-cell>
          <table:table-cell office:value-type="float" office:value="4" table:style-name="ce15" table:formula="=min(1+[.K26];1+[.J27];if([.K8]=1;0;1)+[.J26])">
            <text:p>4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" table:style-name="ce13" table:formula="=min(1+[.B27];1+[.A28];if([.B9]=1;0;1)+[.A27])">
            <text:p>8</text:p>
          </table:table-cell>
          <table:table-cell office:value-type="float" office:value="7" table:style-name="ce14" table:formula="=min(1+[.C27];1+[.B28];if([.C9]=1;0;1)+[.B27])">
            <text:p>7</text:p>
          </table:table-cell>
          <table:table-cell office:value-type="float" office:value="6" table:style-name="ce14" table:formula="=min(1+[.D27];1+[.C28];if([.D9]=1;0;1)+[.C27])">
            <text:p>6</text:p>
          </table:table-cell>
          <table:table-cell office:value-type="float" office:value="5" table:style-name="ce14" table:formula="=min(1+[.E27];1+[.D28];if([.E9]=1;0;1)+[.D27])">
            <text:p>5</text:p>
          </table:table-cell>
          <table:table-cell office:value-type="float" office:value="4" table:style-name="ce14" table:formula="=min(1+[.F27];1+[.E28];if([.F9]=1;0;1)+[.E27])">
            <text:p>4</text:p>
          </table:table-cell>
          <table:table-cell office:value-type="float" office:value="3" table:style-name="ce14" table:formula="=min(1+[.G27];1+[.F28];if([.G9]=1;0;1)+[.F27])">
            <text:p>3</text:p>
          </table:table-cell>
          <table:table-cell office:value-type="float" office:value="2" table:style-name="ce14" table:formula="=min(1+[.H27];1+[.G28];if([.H9]=1;0;1)+[.G27])">
            <text:p>2</text:p>
          </table:table-cell>
          <table:table-cell office:value-type="float" office:value="1" table:style-name="ce14" table:formula="=min(1+[.I27];1+[.H28];if([.I9]=1;0;1)+[.H27])">
            <text:p>1</text:p>
          </table:table-cell>
          <table:table-cell office:value-type="float" office:value="2" table:style-name="ce14" table:formula="=min(1+[.J27];1+[.I28];if([.J9]=1;0;1)+[.I27])">
            <text:p>2</text:p>
          </table:table-cell>
          <table:table-cell office:value-type="float" office:value="3" table:style-name="ce15" table:formula="=min(1+[.K27];1+[.J28];if([.K9]=1;0;1)+[.J27])">
            <text:p>3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" table:style-name="ce13" table:formula="=min(1+[.B28];1+[.A29];if([.B10]=1;0;1)+[.A28])">
            <text:p>9</text:p>
          </table:table-cell>
          <table:table-cell office:value-type="float" office:value="8" table:style-name="ce14" table:formula="=min(1+[.C28];1+[.B29];if([.C10]=1;0;1)+[.B28])">
            <text:p>8</text:p>
          </table:table-cell>
          <table:table-cell office:value-type="float" office:value="7" table:style-name="ce14" table:formula="=min(1+[.D28];1+[.C29];if([.D10]=1;0;1)+[.C28])">
            <text:p>7</text:p>
          </table:table-cell>
          <table:table-cell office:value-type="float" office:value="6" table:style-name="ce14" table:formula="=min(1+[.E28];1+[.D29];if([.E10]=1;0;1)+[.D28])">
            <text:p>6</text:p>
          </table:table-cell>
          <table:table-cell office:value-type="float" office:value="5" table:style-name="ce14" table:formula="=min(1+[.F28];1+[.E29];if([.F10]=1;0;1)+[.E28])">
            <text:p>5</text:p>
          </table:table-cell>
          <table:table-cell office:value-type="float" office:value="4" table:style-name="ce14" table:formula="=min(1+[.G28];1+[.F29];if([.G10]=1;0;1)+[.F28])">
            <text:p>4</text:p>
          </table:table-cell>
          <table:table-cell office:value-type="float" office:value="3" table:style-name="ce14" table:formula="=min(1+[.H28];1+[.G29];if([.H10]=1;0;1)+[.G28])">
            <text:p>3</text:p>
          </table:table-cell>
          <table:table-cell office:value-type="float" office:value="2" table:style-name="ce14" table:formula="=min(1+[.I28];1+[.H29];if([.I10]=1;0;1)+[.H28])">
            <text:p>2</text:p>
          </table:table-cell>
          <table:table-cell office:value-type="float" office:value="1" table:style-name="ce14" table:formula="=min(1+[.J28];1+[.I29];if([.J10]=1;0;1)+[.I28])">
            <text:p>1</text:p>
          </table:table-cell>
          <table:table-cell office:value-type="float" office:value="2" table:style-name="ce15" table:formula="=min(1+[.K28];1+[.J29];if([.K10]=1;0;1)+[.J28])">
            <text:p>2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" table:style-name="ce16" table:formula="=min(1+[.B29];1+[.A30];if([.B11]=1;0;1)+[.A29])">
            <text:p>10</text:p>
          </table:table-cell>
          <table:table-cell office:value-type="float" office:value="9" table:style-name="ce17" table:formula="=min(1+[.C29];1+[.B30];if([.C11]=1;0;1)+[.B29])">
            <text:p>9</text:p>
          </table:table-cell>
          <table:table-cell office:value-type="float" office:value="8" table:style-name="ce17" table:formula="=min(1+[.D29];1+[.C30];if([.D11]=1;0;1)+[.C29])">
            <text:p>8</text:p>
          </table:table-cell>
          <table:table-cell office:value-type="float" office:value="7" table:style-name="ce17" table:formula="=min(1+[.E29];1+[.D30];if([.E11]=1;0;1)+[.D29])">
            <text:p>7</text:p>
          </table:table-cell>
          <table:table-cell office:value-type="float" office:value="6" table:style-name="ce17" table:formula="=min(1+[.F29];1+[.E30];if([.F11]=1;0;1)+[.E29])">
            <text:p>6</text:p>
          </table:table-cell>
          <table:table-cell office:value-type="float" office:value="5" table:style-name="ce17" table:formula="=min(1+[.G29];1+[.F30];if([.G11]=1;0;1)+[.F29])">
            <text:p>5</text:p>
          </table:table-cell>
          <table:table-cell office:value-type="float" office:value="4" table:style-name="ce17" table:formula="=min(1+[.H29];1+[.G30];if([.H11]=1;0;1)+[.G29])">
            <text:p>4</text:p>
          </table:table-cell>
          <table:table-cell office:value-type="float" office:value="3" table:style-name="ce17" table:formula="=min(1+[.I29];1+[.H30];if([.I11]=1;0;1)+[.H29])">
            <text:p>3</text:p>
          </table:table-cell>
          <table:table-cell office:value-type="float" office:value="2" table:style-name="ce17" table:formula="=min(1+[.J29];1+[.I30];if([.J11]=1;0;1)+[.I29])">
            <text:p>2</text:p>
          </table:table-cell>
          <table:table-cell office:value-type="float" office:value="1" table:style-name="ce18" table:formula="=min(1+[.K29];1+[.J30];if([.K11]=1;0;1)+[.J29])">
            <text:p>1</text:p>
          </table:table-cell>
          <table:table-cell table:number-columns-repeated="17"/>
        </table:table-row>
        <table:table-row table:style-name="ro1" table:number-rows-repeated="59"/>
      </table:table>
      <table:table table:name="Sheet2" table:style-name="ta1">
        <table:table-column table:style-name="co1"/>
        <table:table-row table:style-name="ro1"/>
      </table:table>
      <table:table table:name="Sheet3" table:style-name="ta1">
        <table:table-column table:style-name="co1"/>
        <table:table-row table:style-name="ro1"/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USE Sans" fo:font-size="7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USE Sans" fo:font-size="7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Maciej Pilichowski</meta:initial-creator>
    <meta:editing-cycles>1</meta:editing-cycles>
    <meta:creation-date>2006-09-13T12:51:57</meta:creation-date>
    <dc:date>2006-09-13T18:22:00</dc:date>
    <dc:creator>Maciej Pilichowski</dc:creator>
  </office:meta>
</office:document-meta>
</file>